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1144f18" officeooo:paragraph-rsid="01144f18"/>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paragraph-properties fo:text-align="center" style:justify-single-word="false"/>
      <style:text-properties officeooo:rsid="000f70c0"/>
    </style:style>
    <style:style style:name="P4" style:family="paragraph" style:parent-style-name="Text_20_body">
      <style:paragraph-properties fo:text-align="center" style:justify-single-word="false"/>
      <style:text-properties officeooo:rsid="000fce6b"/>
    </style:style>
    <style:style style:name="P5" style:family="paragraph" style:parent-style-name="Text_20_body">
      <style:paragraph-properties fo:text-align="center" style:justify-single-word="false"/>
      <style:text-properties officeooo:rsid="00bec17c" officeooo:paragraph-rsid="00bec17c"/>
    </style:style>
    <style:style style:name="P6" style:family="paragraph" style:parent-style-name="Text_20_body">
      <style:paragraph-properties fo:text-align="center" style:justify-single-word="false"/>
      <style:text-properties officeooo:rsid="01144f18" officeooo:paragraph-rsid="01144f18"/>
    </style:style>
    <style:style style:name="P7" style:family="paragraph" style:parent-style-name="Standard">
      <style:text-properties officeooo:rsid="000f70c0" officeooo:paragraph-rsid="000f70c0"/>
    </style:style>
    <style:style style:name="P8" style:family="paragraph" style:parent-style-name="Standard" style:master-page-name="Standard">
      <style:paragraph-properties style:page-number="auto"/>
      <style:text-properties officeooo:rsid="000f70c0" officeooo:paragraph-rsid="000f70c0"/>
    </style:style>
    <style:style style:name="P9" style:family="paragraph" style:parent-style-name="Heading_20_1">
      <style:text-properties officeooo:rsid="01154e3e" officeooo:paragraph-rsid="01154e3e"/>
    </style:style>
    <style:style style:name="P10" style:family="paragraph" style:parent-style-name="Heading_20_1" style:list-style-name="">
      <style:paragraph-properties fo:line-height="200%" fo:text-align="center" style:justify-single-word="false"/>
      <style:text-properties officeooo:rsid="01154e3e" officeooo:paragraph-rsid="01154e3e"/>
    </style:style>
    <style:style style:name="P11" style:family="paragraph" style:parent-style-name="Heading_20_1">
      <style:text-properties officeooo:paragraph-rsid="011ca708"/>
    </style:style>
    <style:style style:name="P12" style:family="paragraph" style:parent-style-name="Heading_20_1">
      <style:paragraph-properties fo:break-before="page"/>
      <style:text-properties officeooo:paragraph-rsid="0122c6ca"/>
    </style:style>
    <style:style style:name="P13" style:family="paragraph" style:parent-style-name="Heading_20_1">
      <style:paragraph-properties fo:break-before="page"/>
      <style:text-properties officeooo:rsid="01154e3e" officeooo:paragraph-rsid="01154e3e"/>
    </style:style>
    <style:style style:name="P14" style:family="paragraph" style:parent-style-name="Text_20_body">
      <style:text-properties officeooo:paragraph-rsid="011ca708"/>
    </style:style>
    <style:style style:name="P15" style:family="paragraph" style:parent-style-name="Text_20_body">
      <style:text-properties officeooo:paragraph-rsid="01154e3e"/>
    </style:style>
    <style:style style:name="P16" style:family="paragraph" style:parent-style-name="Text_20_body">
      <style:text-properties officeooo:paragraph-rsid="0122c6ca"/>
    </style:style>
    <style:style style:name="P17" style:family="paragraph" style:parent-style-name="Text_20_body">
      <style:text-properties officeooo:paragraph-rsid="0124b3dd"/>
    </style:style>
    <style:style style:name="P18" style:family="paragraph" style:parent-style-name="Text_20_body">
      <style:text-properties officeooo:paragraph-rsid="012652a6"/>
    </style:style>
    <style:style style:name="P19" style:family="paragraph" style:parent-style-name="Text_20_body">
      <style:text-properties officeooo:paragraph-rsid="0127fe54"/>
    </style:style>
    <style:style style:name="P20" style:family="paragraph" style:parent-style-name="Text_20_body">
      <style:text-properties officeooo:paragraph-rsid="012a5883"/>
    </style:style>
    <style:style style:name="P21" style:family="paragraph" style:parent-style-name="Text_20_body">
      <style:text-properties fo:language="en" fo:country="US" officeooo:rsid="00156552" fo:background-color="#ffff00"/>
    </style:style>
    <style:style style:name="P22" style:family="paragraph" style:parent-style-name="Text_20_body">
      <style:text-properties officeooo:rsid="00e3cd07" officeooo:paragraph-rsid="012ebe8d" fo:background-color="transparent"/>
    </style:style>
    <style:style style:name="P23" style:family="paragraph" style:parent-style-name="Text_20_body">
      <style:text-properties style:font-name="Courier New" officeooo:rsid="00e3cd07" officeooo:paragraph-rsid="011b395f" fo:background-color="transparent"/>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officeooo:paragraph-rsid="012d2152"/>
    </style:style>
    <style:style style:name="P26" style:family="paragraph" style:parent-style-name="Text_20_body">
      <style:paragraph-properties fo:margin-left="0in" fo:margin-right="0in" fo:text-indent="0in" style:auto-text-indent="false"/>
      <style:text-properties officeooo:rsid="00110c78"/>
    </style:style>
    <style:style style:name="P27" style:family="paragraph" style:parent-style-name="Text_20_body">
      <style:paragraph-properties fo:margin-left="0in" fo:margin-right="0in" fo:text-indent="0in" style:auto-text-indent="false"/>
      <style:text-properties officeooo:rsid="0012e3e3"/>
    </style:style>
    <style:style style:name="T1" style:family="text">
      <style:text-properties officeooo:rsid="01144f18"/>
    </style:style>
    <style:style style:name="T2" style:family="text">
      <style:text-properties officeooo:rsid="00134f3c"/>
    </style:style>
    <style:style style:name="T3" style:family="text">
      <style:text-properties officeooo:rsid="00136f1c"/>
    </style:style>
    <style:style style:name="T4" style:family="text">
      <style:text-properties officeooo:rsid="00156552"/>
    </style:style>
    <style:style style:name="T5" style:family="text">
      <style:text-properties officeooo:rsid="00156552" fo:background-color="#ffff00"/>
    </style:style>
    <style:style style:name="T6" style:family="text">
      <style:text-properties officeooo:rsid="025a4704" fo:background-color="#ffff00"/>
    </style:style>
    <style:style style:name="T7" style:family="text">
      <style:text-properties officeooo:rsid="00e3cd07"/>
    </style:style>
    <style:style style:name="T8" style:family="text">
      <style:text-properties officeooo:rsid="011ca708"/>
    </style:style>
    <style:style style:name="T9" style:family="text">
      <style:text-properties officeooo:rsid="01154e3e"/>
    </style:style>
    <style:style style:name="T10" style:family="text">
      <style:text-properties officeooo:rsid="011faa7f"/>
    </style:style>
    <style:style style:name="T11" style:family="text">
      <style:text-properties officeooo:rsid="012076e9"/>
    </style:style>
    <style:style style:name="T12" style:family="text">
      <style:text-properties officeooo:rsid="01211608"/>
    </style:style>
    <style:style style:name="T13" style:family="text">
      <style:text-properties officeooo:rsid="0122c6ca"/>
    </style:style>
    <style:style style:name="T14" style:family="text">
      <style:text-properties fo:font-variant="normal" fo:text-transform="none" style:text-position="0% 100%" fo:font-style="normal" style:text-underline-style="none" fo:font-weight="normal"/>
    </style:style>
    <style:style style:name="T15" style:family="text">
      <style:text-properties fo:font-variant="normal" fo:text-transform="none" style:text-position="0% 100%" fo:font-style="normal" style:text-underline-style="none" fo:font-weight="normal" officeooo:rsid="012076e9"/>
    </style:style>
    <style:style style:name="T16" style:family="text">
      <style:text-properties fo:font-style="italic" style:font-style-asian="italic"/>
    </style:style>
    <style:style style:name="T17" style:family="text">
      <style:text-properties style:font-style-asian="italic"/>
    </style:style>
    <style:style style:name="T18" style:family="text">
      <style:text-properties fo:font-style="normal" style:font-style-asian="normal"/>
    </style:style>
    <style:style style:name="T19" style:family="text">
      <style:text-properties style:font-style-asian="normal"/>
    </style:style>
    <style:style style:name="T20" style:family="text">
      <style:text-properties officeooo:rsid="0122c6ca" style:font-style-asian="normal"/>
    </style:style>
    <style:style style:name="T21" style:family="text">
      <style:text-properties officeooo:rsid="0124b3dd"/>
    </style:style>
    <style:style style:name="T22" style:family="text">
      <style:text-properties officeooo:rsid="012652a6"/>
    </style:style>
    <style:style style:name="T23" style:family="text">
      <style:text-properties officeooo:rsid="0127fe54"/>
    </style:style>
    <style:style style:name="T24" style:family="text">
      <style:text-properties officeooo:rsid="012a5883"/>
    </style:style>
    <style:style style:name="T25" style:family="text">
      <style:text-properties officeooo:rsid="012b22b6"/>
    </style:style>
    <style:style style:name="T26" style:family="text">
      <style:text-properties officeooo:rsid="012c4d13"/>
    </style:style>
    <style:style style:name="T27" style:family="text">
      <style:text-properties officeooo:rsid="012d0c51"/>
    </style:style>
    <style:style style:name="T28" style:family="text">
      <style:text-properties officeooo:rsid="012ebe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unning head: <text:span text:style-name="T1">SUPPLEMENTARY ONLINE MATERIAL</text:span></text:p>
      <text:p text:style-name="P7"/>
      <text:p text:style-name="P3"/>
      <text:p text:style-name="P6">The Title Goes Here</text:p>
      <text:p text:style-name="P5"/>
      <text:p text:style-name="P3">Lotje van der Linden, Sebastiaan Mathôt and Françoise Vitu</text:p>
      <text:p text:style-name="P4">Laboratoire de Psychologie Cognitive, Aix-Marseille Université, CNRS, Marseille, France</text:p>
      <text:p text:style-name="P4"/>
      <text:p text:style-name="P21"/>
      <text:p text:style-name="P26">Corresponding author:</text:p>
      <text:p text:style-name="P27">Lotje van der Linden</text:p>
      <text:p text:style-name="P24">Laboratoire de Psychologie Cognitive (LPC)</text:p>
      <text:p text:style-name="P24">CNRS, Université de Provence, UMR 7290</text:p>
      <text:p text:style-name="P24">Centre St Charles, Bâtiment 9, Case D</text:p>
      <text:p text:style-name="P24">3 place Victor Hugo</text:p>
      <text:p text:style-name="P24">13331 Marseille, cedex 03</text:p>
      <text:p text:style-name="P24"><text:span text:style-name="T4">e-mail address</text:span>: <text:a xlink:type="simple" xlink:href="mailto:soazig.casteau@univ-amu.fr" office:target-frame-name="_blank" xlink:show="new"><text:span text:style-name="T2">l</text:span></text:a><text:span text:style-name="T2">.vanderlinden@cogsci.nl</text:span></text:p>
      <text:p text:style-name="P24">tel<text:span text:style-name="T4">ephone number</text:span>: 04.<text:span text:style-name="T3">13.55.09.66</text:span></text:p>
      <text:p text:style-name="P25"><text:span text:style-name="T5">fax number: </text:span><text:span text:style-name="T6">+33 4 88 57 68 95</text:span></text:p>
      <text:h text:style-name="P10" text:outline-level="1"/>
      <text:h text:style-name="P13" text:outline-level="1">Materials</text:h>
      <text:p text:style-name="P15"><text:span text:style-name="T9">Stimuli, saliency maps, experimental scripts and data are made available on the first author's website.</text:span></text:p>
      <text:h text:style-name="P11" text:outline-level="1"><text:span text:style-name="T8">Center-of-gravity calculation</text:span></text:h>
      <text:p text:style-name="P16"><text:span text:style-name="T13">To calculate the objects' center of gravity, we first applied a Sobel filter to the stimuli.</text:span></text:p>
      <text:p text:style-name="P14"><text:span text:style-name="T8">Weighted average</text:span></text:p>
      <text:h text:style-name="P9" text:outline-level="1">Saliency maps</text:h>
      <text:p text:style-name="Text_20_body"><text:span text:style-name="T7">Saliency maps were generated with the NeuroMorphic vision toolkit </text:span><text:reference-mark-start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BWO8ElV5r"/><text:span text:style-name="T7">(Itti, Koch, &amp; Niebur, 1998)</text:span><text:reference-mark-end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BWO8ElV5r"/><text:span text:style-name="T7">, using the 'Suprise' visual cortex model. For each image, a saliency map was obtained with the following command:</text:span></text:p>
      <text:p text:style-name="P23">ezvision --just-initial-saliency-map --in=[input_filename]</text:p>
      <text:p text:style-name="P23">--out=png --vc-type=Surp –maxnorm-type=Surprise</text:p>
      <text:p text:style-name="P22"><text:span text:style-name="T28">See Figure </text:span></text:p>
      <text:h text:style-name="P9" text:outline-level="1">Contrast manipulation</text:h>
      <text:p text:style-name="Text_20_body"><text:span text:style-name="T10">Contrast between stimulus and background should have a large effect on our center-of-gravity manipulation, as well as the saliency maps (REF). We therefore included a contrast manipulation in our design to investigate (1) whether the saliency model is sensitive to this manipulation, and (2) whether </text:span><text:span text:style-name="T11">participants' eye movements are influence by this manipulation to a similar extent </text:span><text:reference-mark-start text:name="ZOTERO_ITEM CSL_CITATION {&quot;citationID&quot;:&quot;leqr3h2j0&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2WaDeaqJgc"/><text:span text:style-name="T15">(Guez, Marchal, Gargasson, Grall, &amp; O</text:span><text:span text:style-name="T14">’regan, 1994)</text:span><text:reference-mark-end text:name="ZOTERO_ITEM CSL_CITATION {&quot;citationID&quot;:&quot;leqr3h2j0&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2WaDeaqJgc"/><text:span text:style-name="T11">.</text:span></text:p>
      <text:p text:style-name="Text_20_body"><text:span text:style-name="T12">To this purpose, we applied a mask gradient, generated with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YCAs4JwDcE"/><text:span text:style-name="T12">(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YCAs4JwDcE"/><text:span text:style-name="T12">, to our stimuli. This led to a </text:span><text:span text:style-name="T13">degradation</text:span><text:span text:style-name="T12"> of the original stimulus at either the left or the right side </text:span><text:span text:style-name="T13">(see </text:span><text:soft-page-break/><text:span text:style-name="T13">Figure).</text:span></text:p>
      <text:p text:style-name="P17"><text:span text:style-name="T21">The effect of contrast on saccadic landing positions of both participants and the saliency manipulation was investigated as follows. Firstly, saccadic landing positions were normalised using the same procedure as described in the main text (see Methods Experiment 1), except that negative x-coordinates indicated a landing position to the left, and positive x-coordinates indicated a landing position to the right of the reference point, irrespective of handle orientation.</text:span></text:p>
      <text:p text:style-name="P17"><text:span text:style-name="T21">A repeated measures analysis of variance with Contrast (Left intact, Right intact, or Control) as the within-subject factor, and the x-coordinates of the landing positions as dependent variable, was carried out. Only the landing positions of the first two saccades could be analysed, because there were not enough third saccades to split per contrast condition. </text:span><text:span text:style-name="T22">Landing positions deviating more than 2.5 SD's of participants' condition means were excluded ().</text:span></text:p>
      <text:p text:style-name="P18"><text:span text:style-name="T22">The results are shown in Figure. </text:span><text:span text:style-name="T23">The initial saccade... </text:span></text:p>
      <text:p text:style-name="P19"><text:span text:style-name="T23">The second saccade. This discrepancy between participants' eye movement behaviour and the results of the saliency model reflects that where a fully-bottom-up driven model predicts that eye-movement behaviour remains biased to the most salient parts of the display, a high-level, top-down driven account may predict that subsequent eye movements are biased towards the degraded part of the display to try to compensate for the lack of visual information.</text:span></text:p>
      <text:p text:style-name="P20"><text:span text:style-name="T24">Also, the effect of contrast on the second saccade is much larger in Experiment 2 than Experiment 1. </text:span><text:span text:style-name="T25">T</text:span><text:span text:style-name="T24">his </text:span><text:span text:style-name="T25">c</text:span><text:span text:style-name="T24">ould be explained by the fact that for Experiment 2 the object was aligned with its center of gravity on the veritical meridian. In the contrast-manipulated </text:span><text:span text:style-name="T26">trials, there was therefore not much more on the non-degraded part of the object, relative to the center of gravity </text:span><text:span text:style-name="T27">(see Figure).</text:span></text:p>
      <text:p text:style-name="P24"><text:span text:style-name="T13"/></text:p>
      <text:h text:style-name="P12" text:outline-level="1"><text:span text:style-name="T13">References</text:span></text:h>
      <text:section text:style-name="Sect1" text:name="ZOTERO_BIBL {&quot;custom&quot;:[]} CSL_BIBLIOGRAPHY RNDtDgEOBNlf4">
        <text:p text:style-name="Bibliography_20_1"><text:span text:style-name="T20">Guez, J. E., Marchal, P., Gargasson, J. F. L., Grall, Y., &amp; O</text:span>’regan, J. K. (1994). Eye fixations near corners: evidence for a centre of gravity calculation based on contrast, rather than luminance or curvature. <text:span text:style-name="T16">Vision research</text:span><text:span text:style-name="T18">, </text:span><text:span text:style-name="T16">34</text:span><text:span text:style-name="T18">(12), 1625–1635.</text:span></text:p>
        <text:p text:style-name="Bibliography_20_1"><text:span text:style-name="T18">Itti, L., Koch, C., &amp; Niebur, E. (1998). A model of saliency-based visual attention for rapid scene analysis. </text:span><text:span text:style-name="T16">Pattern Analysis and Machine Intelligence, IEEE Transactions on</text:span><text:span text:style-name="T18">, </text:span><text:span text:style-name="T16">20</text:span><text:span text:style-name="T18">(11), 1254–1259.</text:span></text:p>
        <text:p text:style-name="Bibliography_20_1"><text:span text:style-name="T18">Peirce, J. W. (2007). PsychoPy—psychophysics software in Python. </text:span><text:span text:style-name="T16">Journal of neuroscience methods</text:span><text:span text:style-name="T18">, </text:span><text:span text:style-name="T16">162</text:span><text:span text:style-name="T18">(1), 8–13.</text:span></text:p>
      </text:section>
      <text:p text:style-name="P1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144f18" officeooo:paragraph-rsid="01144f18"/>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upplementary online material</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09-24T21:05:54</dc:date>
    <meta:editing-duration>P2DT38M38S</meta:editing-duration>
    <meta:editing-cycles>238</meta:editing-cycles>
    <meta:document-statistic meta:table-count="0" meta:image-count="0" meta:object-count="0" meta:page-count="4" meta:paragraph-count="38" meta:word-count="627" meta:character-count="4176" meta:non-whitespace-character-count="3593"/>
    <meta:user-defined meta:name="ZOTERO_PREF_1">&lt;data data-version="3" zotero-version="4.0.11"&gt;&lt;session id="riQMsIX5"/&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